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68b18"/>
    </style:style>
    <style:style style:name="P2" style:family="paragraph" style:parent-style-name="Text_20_body">
      <style:paragraph-properties fo:line-height="150%"/>
      <style:text-properties officeooo:paragraph-rsid="000ba5b7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4" style:family="paragraph" style:parent-style-name="Text_20_body" style:list-style-name="L23">
      <style:paragraph-properties fo:line-height="150%"/>
      <style:text-properties officeooo:paragraph-rsid="00068b18"/>
    </style:style>
    <style:style style:name="P5" style:family="paragraph" style:parent-style-name="Text_20_body" style:list-style-name="L23">
      <style:paragraph-properties fo:line-height="150%"/>
      <style:text-properties officeooo:rsid="00068b18" officeooo:paragraph-rsid="00068b18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P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weight="normal" officeooo:rsid="02b7c1f1" style:font-weight-asian="normal" style:font-weight-complex="normal"/>
    </style:style>
    <style:style style:name="T2" style:family="text">
      <style:text-properties style:font-name="Liberation Serif1" fo:font-weight="normal" officeooo:rsid="00068b18" style:font-weight-asian="normal" style:font-weight-complex="normal"/>
    </style:style>
    <style:style style:name="T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2b001e2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068b18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8433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097462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98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dash" draw:stroke-dash="Fine_20_Dashed" svg:stroke-width="0in" svg:stroke-color="#000000" draw:marker-start="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eball autònom 9</text:p>
      <text:list xml:id="list1582193499584375248" text:style-name="L23">
        <text:list-item>
          <text:p text:style-name="P4"><text:span text:style-name="T1">Indica la </text:span><text:span text:style-name="T2">derivada </text:span><text:span text:style-name="T4"><draw:frame draw:style-name="fr1" draw:name="Object2" text:anchor-type="as-char" svg:y="-0.2453in" svg:width="0.2811in" svg:height="0.3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en </text:span><text:span text:style-name="T5"><draw:frame draw:style-name="fr1" draw:name="Object1" text:anchor-type="as-char" svg:y="-0.1484in" svg:width="0.502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</text:span><text:span text:style-name="T5"><draw:frame draw:style-name="fr1" draw:name="Object3" text:anchor-type="as-char" svg:y="-0.1484in" svg:width="0.507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</text:span><text:span text:style-name="T5"><draw:frame draw:style-name="fr1" draw:name="Object4" text:anchor-type="as-char" svg:y="-0.1484in" svg:width="0.5862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,</text:span><text:span text:style-name="T5"><draw:frame draw:style-name="fr1" draw:name="Object5" text:anchor-type="as-char" svg:y="-0.1484in" svg:width="0.592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</text:span><text:span text:style-name="T5"><draw:frame draw:style-name="fr1" draw:name="Object6" text:anchor-type="as-char" svg:y="-0.1484in" svg:width="0.5866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,</text:span><text:span text:style-name="T5"><draw:frame draw:style-name="fr1" draw:name="Object7" text:anchor-type="as-char" svg:y="-0.1484in" svg:width="0.58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.</text:span></text:p>
        </text:list-item>
      </text:list>
      <text:p text:style-name="P1"><draw:g text:anchor-type="paragraph" draw:z-index="7" draw:style-name="gr1"><draw:line draw:style-name="gr2" draw:text-style-name="P6" svg:x1="0.0657in" svg:y1="2.902in" svg:x2="0.0657in" svg:y2="2.1146in"><text:p/></draw:line><draw:line draw:style-name="gr2" draw:text-style-name="P6" svg:x1="0.0657in" svg:y1="2.9in" svg:x2="0.8957in" svg:y2="1.3563in"><text:p/></draw:line><draw:line draw:style-name="gr3" draw:text-style-name="P6" svg:x1="-0.25in" svg:y1="2.8913in" svg:x2="6.9591in" svg:y2="2.8854in"><text:p/></draw:line><draw:frame draw:style-name="gr4" draw:text-style-name="P8" svg:width="0.7689in" svg:height="0.2913in" svg:x="6.0461in" svg:y="2.9811in"><draw:text-box><text:p text:style-name="P7"><text:span text:style-name="T8">t en s</text:span></text:p></draw:text-box></draw:frame><draw:line draw:style-name="gr3" draw:text-style-name="P6" svg:x1="0.0646in" svg:y1="3.0874in" svg:x2="0.0646in" svg:y2="0.3709in"><text:p/></draw:line><draw:frame draw:style-name="gr4" draw:text-style-name="P8" svg:width="0.6453in" svg:height="0.4831in" svg:x="-0.1894in" svg:y="-0.089in"><draw:text-box><text:p text:style-name="P7"><text:span text:style-name="T8">v(t) en V</text:span></text:p></draw:text-box></draw:frame><draw:line draw:style-name="gr2" draw:text-style-name="P6" svg:x1="-0.0327in" svg:y1="1.765in" svg:x2="0.0461in" svg:y2="1.765in"><text:p/></draw:line><draw:line draw:style-name="gr2" draw:text-style-name="P6" svg:x1="-0.0327in" svg:y1="2.1587in" svg:x2="0.0461in" svg:y2="2.1587in"><text:p/></draw:line><draw:line draw:style-name="gr2" draw:text-style-name="P6" svg:x1="-0.0327in" svg:y1="2.5524in" svg:x2="0.0461in" svg:y2="2.5524in"><text:p/></draw:line><draw:line draw:style-name="gr2" draw:text-style-name="P6" svg:x1="-0.0327in" svg:y1="1.3709in" svg:x2="0.0461in" svg:y2="1.3709in"><text:p/></draw:line><draw:line draw:style-name="gr2" draw:text-style-name="P6" svg:x1="-0.0327in" svg:y1="0.9772in" svg:x2="0.0461in" svg:y2="0.9772in"><text:p/></draw:line><draw:line draw:style-name="gr2" draw:text-style-name="P6" svg:x1="-0.0327in" svg:y1="0.5827in" svg:x2="0.0461in" svg:y2="0.5827in"><text:p/></draw:line><draw:frame draw:style-name="gr4" draw:text-style-name="P8" svg:width="0.2752in" svg:height="0.2913in" svg:x="-0.2681in" svg:y="2.3917in"><draw:text-box><text:p text:style-name="P7"><text:span text:style-name="T8">5</text:span></text:p></draw:text-box></draw:frame><draw:frame draw:style-name="gr4" draw:text-style-name="P8" svg:width="0.4386in" svg:height="0.2913in" svg:x="-0.352in" svg:y="1.9984in"><draw:text-box><text:p text:style-name="P7"><text:span text:style-name="T8">10</text:span></text:p></draw:text-box></draw:frame><draw:frame draw:style-name="gr4" draw:text-style-name="P8" svg:width="0.4386in" svg:height="0.2913in" svg:x="-0.3512in" svg:y="1.6047in"><draw:text-box><text:p text:style-name="P7"><text:span text:style-name="T8">15</text:span></text:p></draw:text-box></draw:frame><draw:frame draw:style-name="gr4" draw:text-style-name="P8" svg:width="0.4386in" svg:height="0.2913in" svg:x="-0.3512in" svg:y="1.2118in"><draw:text-box><text:p text:style-name="P7"><text:span text:style-name="T8">20</text:span></text:p></draw:text-box></draw:frame><draw:frame draw:style-name="gr4" draw:text-style-name="P8" svg:width="0.4386in" svg:height="0.2913in" svg:x="-0.3504in" svg:y="0.8185in"><draw:text-box><text:p text:style-name="P7"><text:span text:style-name="T8">25</text:span></text:p></draw:text-box></draw:frame><draw:line draw:style-name="gr2" draw:text-style-name="P6" svg:x1="0.8925in" svg:y1="1.3661in" svg:x2="2.0484in" svg:y2="0.976in"><text:p/></draw:line><draw:line draw:style-name="gr2" draw:text-style-name="P6" svg:x1="2.0736in" svg:y1="0.9728in" svg:x2="3.222in" svg:y2="0.9618in"><text:p/></draw:line><draw:line draw:style-name="gr2" draw:text-style-name="P6" svg:x1="3.2157in" svg:y1="0.9728in" svg:x2="4.0071in" svg:y2="0.5732in"><text:p/></draw:line><draw:line draw:style-name="gr2" draw:text-style-name="P6" svg:x1="4.0031in" svg:y1="0.5791in" svg:x2="5.2012in" svg:y2="0.9551in"><text:p/></draw:line><draw:line draw:style-name="gr2" draw:text-style-name="P6" svg:x1="5.1846in" svg:y1="0.9732in" svg:x2="6.3606in" svg:y2="2.8579in"><text:p/></draw:line><draw:line draw:style-name="gr5" draw:text-style-name="P6" svg:x1="0.0555in" svg:y1="2.5449in" svg:x2="6.9602in" svg:y2="2.5445in"><text:p/></draw:line><draw:line draw:style-name="gr5" draw:text-style-name="P6" svg:x1="0.0555in" svg:y1="2.1512in" svg:x2="6.9602in" svg:y2="2.1508in"><text:p/></draw:line><draw:line draw:style-name="gr5" draw:text-style-name="P6" svg:x1="0.0555in" svg:y1="1.7567in" svg:x2="6.9602in" svg:y2="1.7563in"><text:p/></draw:line><draw:line draw:style-name="gr5" draw:text-style-name="P6" svg:x1="0.0555in" svg:y1="1.363in" svg:x2="6.9602in" svg:y2="1.3626in"><text:p/></draw:line><draw:line draw:style-name="gr5" draw:text-style-name="P6" svg:x1="0.0555in" svg:y1="0.9685in" svg:x2="6.9602in" svg:y2="0.9681in"><text:p/></draw:line><draw:line draw:style-name="gr5" draw:text-style-name="P6" svg:x1="0.0555in" svg:y1="0.5764in" svg:x2="6.9602in" svg:y2="0.576in"><text:p/></draw:line><draw:line draw:style-name="gr5" draw:text-style-name="P6" svg:x1="0.4795in" svg:y1="3.087in" svg:x2="0.4795in" svg:y2="0.3705in"><text:p/></draw:line><draw:line draw:style-name="gr5" draw:text-style-name="P6" svg:x1="0.8736in" svg:y1="3.087in" svg:x2="0.8736in" svg:y2="0.3705in"><text:p/></draw:line><draw:line draw:style-name="gr5" draw:text-style-name="P6" svg:x1="1.2673in" svg:y1="3.087in" svg:x2="1.2673in" svg:y2="0.3705in"><text:p/></draw:line><draw:line draw:style-name="gr5" draw:text-style-name="P6" svg:x1="1.6618in" svg:y1="3.087in" svg:x2="1.6618in" svg:y2="0.3705in"><text:p/></draw:line><draw:line draw:style-name="gr5" draw:text-style-name="P6" svg:x1="2.0543in" svg:y1="3.087in" svg:x2="2.0543in" svg:y2="0.3705in"><text:p/></draw:line><draw:line draw:style-name="gr5" draw:text-style-name="P6" svg:x1="2.448in" svg:y1="3.087in" svg:x2="2.448in" svg:y2="0.3705in"><text:p/></draw:line><draw:line draw:style-name="gr5" draw:text-style-name="P6" svg:x1="2.8417in" svg:y1="3.087in" svg:x2="2.8417in" svg:y2="0.3705in"><text:p/></draw:line><draw:line draw:style-name="gr5" draw:text-style-name="P6" svg:x1="3.2354in" svg:y1="3.087in" svg:x2="3.2354in" svg:y2="0.3705in"><text:p/></draw:line><draw:line draw:style-name="gr5" draw:text-style-name="P6" svg:x1="3.6291in" svg:y1="3.087in" svg:x2="3.6291in" svg:y2="0.3705in"><text:p/></draw:line><draw:line draw:style-name="gr5" draw:text-style-name="P6" svg:x1="3.9835in" svg:y1="3.087in" svg:x2="3.9835in" svg:y2="0.3705in"><text:p/></draw:line><draw:line draw:style-name="gr5" draw:text-style-name="P6" svg:x1="4.4173in" svg:y1="3.087in" svg:x2="4.4173in" svg:y2="0.3705in"><text:p/></draw:line><draw:line draw:style-name="gr5" draw:text-style-name="P6" svg:x1="4.8118in" svg:y1="3.087in" svg:x2="4.8118in" svg:y2="0.3705in"><text:p/></draw:line><draw:line draw:style-name="gr5" draw:text-style-name="P6" svg:x1="5.2039in" svg:y1="3.087in" svg:x2="5.2039in" svg:y2="0.3705in"><text:p/></draw:line><draw:line draw:style-name="gr5" draw:text-style-name="P6" svg:x1="5.5976in" svg:y1="3.087in" svg:x2="5.5976in" svg:y2="0.3705in"><text:p/></draw:line><draw:line draw:style-name="gr5" draw:text-style-name="P6" svg:x1="5.9913in" svg:y1="3.087in" svg:x2="5.9913in" svg:y2="0.3705in"><text:p/></draw:line><draw:line draw:style-name="gr5" draw:text-style-name="P6" svg:x1="6.385in" svg:y1="3.087in" svg:x2="6.385in" svg:y2="0.3705in"><text:p/></draw:line><draw:frame draw:style-name="gr4" draw:text-style-name="P8" svg:width="0.448in" svg:height="0.2913in" svg:x="0.3232in" svg:y="3.1799in"><draw:text-box><text:p text:style-name="P7"><text:span text:style-name="T8">2</text:span></text:p></draw:text-box></draw:frame><draw:frame draw:style-name="gr4" draw:text-style-name="P8" svg:width="0.4488in" svg:height="0.2913in" svg:x="0.7555in" svg:y="3.1799in"><draw:text-box><text:p text:style-name="P7"><text:span text:style-name="T8">4</text:span></text:p></draw:text-box></draw:frame><draw:frame draw:style-name="gr4" draw:text-style-name="P8" svg:width="0.448in" svg:height="0.2913in" svg:x="1.1106in" svg:y="3.1799in"><draw:text-box><text:p text:style-name="P7"><text:span text:style-name="T8">6</text:span></text:p></draw:text-box></draw:frame><draw:frame draw:style-name="gr4" draw:text-style-name="P8" svg:width="0.448in" svg:height="0.2913in" svg:x="1.5433in" svg:y="3.1803in"><draw:text-box><text:p text:style-name="P7"><text:span text:style-name="T8">8</text:span></text:p></draw:text-box></draw:frame><draw:frame draw:style-name="gr4" draw:text-style-name="P8" svg:width="0.448in" svg:height="0.2913in" svg:x="1.937in" svg:y="3.1803in"><draw:text-box><text:p text:style-name="P7"><text:span text:style-name="T8">10</text:span></text:p></draw:text-box></draw:frame><draw:frame draw:style-name="gr4" draw:text-style-name="P8" svg:width="0.4488in" svg:height="0.2913in" svg:x="2.2909in" svg:y="3.1803in"><draw:text-box><text:p text:style-name="P7"><text:span text:style-name="T8">12</text:span></text:p></draw:text-box></draw:frame><draw:frame draw:style-name="gr4" draw:text-style-name="P8" svg:width="0.448in" svg:height="0.2913in" svg:x="2.6846in" svg:y="3.1803in"><draw:text-box><text:p text:style-name="P7"><text:span text:style-name="T8">14</text:span></text:p></draw:text-box></draw:frame><draw:frame draw:style-name="gr4" draw:text-style-name="P8" svg:width="0.448in" svg:height="0.2913in" svg:x="3.0398in" svg:y="3.1803in"><draw:text-box><text:p text:style-name="P7"><text:span text:style-name="T8">16</text:span></text:p></draw:text-box></draw:frame><draw:frame draw:style-name="gr4" draw:text-style-name="P8" svg:width="0.4488in" svg:height="0.2913in" svg:x="3.4327in" svg:y="3.1803in"><draw:text-box><text:p text:style-name="P7"><text:span text:style-name="T8">18</text:span></text:p></draw:text-box></draw:frame><draw:frame draw:style-name="gr4" draw:text-style-name="P8" svg:width="0.448in" svg:height="0.2913in" svg:x="3.7878in" svg:y="3.1803in"><draw:text-box><text:p text:style-name="P7"><text:span text:style-name="T8">20</text:span></text:p></draw:text-box></draw:frame><draw:frame draw:style-name="gr4" draw:text-style-name="P8" svg:width="0.448in" svg:height="0.2913in" svg:x="4.2201in" svg:y="3.1803in"><draw:text-box><text:p text:style-name="P7"><text:span text:style-name="T8">22</text:span></text:p></draw:text-box></draw:frame><draw:frame draw:style-name="gr4" draw:text-style-name="P8" svg:width="0.448in" svg:height="0.2913in" svg:x="4.6535in" svg:y="3.1803in"><draw:text-box><text:p text:style-name="P7"><text:span text:style-name="T8">24</text:span></text:p></draw:text-box></draw:frame><draw:frame draw:style-name="gr4" draw:text-style-name="P8" svg:width="0.448in" svg:height="0.2913in" svg:x="5.0079in" svg:y="3.1803in"><draw:text-box><text:p text:style-name="P7"><text:span text:style-name="T8">26</text:span></text:p></draw:text-box></draw:frame><draw:frame draw:style-name="gr4" draw:text-style-name="P8" svg:width="0.448in" svg:height="0.2913in" svg:x="5.4016in" svg:y="3.1803in"><draw:text-box><text:p text:style-name="P7"><text:span text:style-name="T8">28</text:span></text:p></draw:text-box></draw:frame><draw:frame draw:style-name="gr4" draw:text-style-name="P8" svg:width="0.448in" svg:height="0.2913in" svg:x="5.7953in" svg:y="3.1811in"><draw:text-box><text:p text:style-name="P7"><text:span text:style-name="T8">30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ct12" text:anchor-type="as-char" svg:y="-0.2728in" svg:width="1.4075in" svg:height="0.422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draw:frame draw:style-name="fr1" draw:name="Object13" text:anchor-type="as-char" svg:y="-0.2728in" svg:width="1.5339in" svg:height="0.4228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draw:frame draw:style-name="fr1" draw:name="Object14" text:anchor-type="as-char" svg:y="-0.2728in" svg:width="1.3283in" svg:height="0.4228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><draw:frame draw:style-name="fr1" draw:name="Object15" text:anchor-type="as-char" svg:y="-0.2728in" svg:width="1.5374in" svg:height="0.4228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draw:frame draw:style-name="fr1" draw:name="Object16" text:anchor-type="as-char" svg:y="-0.2728in" svg:width="1.7772in" svg:height="0.4228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draw:frame draw:style-name="fr1" draw:name="Object17" text:anchor-type="as-char" svg:y="-0.2728in" svg:width="1.9508in" svg:height="0.4228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list xml:id="list115227235562678" text:continue-numbering="true" text:style-name="L23">
        <text:list-item>
          <text:p text:style-name="P5"><text:span text:style-name="T5">C</text:span><text:span text:style-name="T3">alcula </text:span><text:span text:style-name="T6">el corrent</text:span><text:span text:style-name="T3"> </text:span><text:span text:style-name="T3"><draw:frame draw:style-name="fr1" draw:name="Object8" text:anchor-type="as-char" svg:y="-0.1484in" svg:width="0.1283in" svg:height="0.1839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">p</text:span><text:span text:style-name="T6">er</text:span><text:span text:style-name="T3"> </text:span><text:span text:style-name="T3"><draw:frame draw:style-name="fr1" draw:name="Object9" text:anchor-type="as-char" svg:y="-0.1484in" svg:width="0.1874in" svg:height="0.2098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</text:span><text:span text:style-name="T3"><draw:frame draw:style-name="fr1" draw:name="Object10" text:anchor-type="as-char" svg:y="-0.1484in" svg:width="0.1902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 </text:span><text:span text:style-name="T7">amb </text:span><text:span text:style-name="T7"><draw:frame draw:style-name="fr1" draw:name="Object11" text:anchor-type="as-char" svg:y="-0.1484in" svg:width="0.672in" svg:height="0.1839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">.</text:span></text:p>
        </text:list-item>
      </text:list>
      <text:p text:style-name="P2"><draw:frame draw:style-name="fr1" draw:name="Object18" text:anchor-type="as-char" svg:y="-0.2728in" svg:width="3.2335in" svg:height="0.4228in" draw:z-index="18"><draw:object xlink:href="./Object 18" xlink:type="simple" xlink:show="embed" xlink:actuate="onLoad"/><draw:image xlink:href="./ObjectReplacements/Object 18" xlink:type="simple" xlink:show="embed" xlink:actuate="onLoad"/></draw:frame><text:tab/><draw:frame draw:style-name="fr1" draw:name="Object19" text:anchor-type="as-char" svg:y="-0.2728in" svg:width="3.8217in" svg:height="0.4228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<draw:frame draw:style-name="fr1" draw:name="Object20" text:anchor-type="as-char" svg:y="-0.2728in" svg:width="2.4717in" svg:height="0.4228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draw:frame draw:style-name="fr1" draw:name="Object21" text:anchor-type="as-char" svg:y="-0.2728in" svg:width="3.8291in" svg:height="0.4228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draw:frame draw:style-name="fr1" draw:name="Object22" text:anchor-type="as-char" svg:y="-0.2728in" svg:width="4.302in" svg:height="0.4228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><draw:frame draw:style-name="fr1" draw:name="Object23" text:anchor-type="as-char" svg:y="-0.2728in" svg:width="4.4835in" svg:height="0.4228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1-17T11:52:26.176907249</dc:date>
    <meta:editing-duration>PT21M30S</meta:editing-duration>
    <meta:editing-cycles>10</meta:editing-cycles>
    <meta:generator>LibreOffice/4.2.8.2$Linux_x86 LibreOffice_project/420m0$Build-2</meta:generator>
    <meta:document-statistic meta:table-count="0" meta:image-count="0" meta:object-count="23" meta:page-count="1" meta:paragraph-count="9" meta:word-count="17" meta:character-count="86" meta:non-whitespace-character-count="68"/>
  </office:meta>
</office:document-meta>
</file>

<file path=Object 1/content.xml><?xml version="1.0" encoding="utf-8"?>
<math xmlns="http://www.w3.org/1998/Math/MathML" display="block">
  <semantics>
    <mfrac>
      <mi mathvariant="italic">dv</mi>
      <mi mathvariant="italic">dt</mi>
    </mfrac>
    <annotation encoding="StarMath 5.0"> dv over dt</annotation>
  </semantics>
</math>
</file>

<file path=Object 10/content.xml><?xml version="1.0" encoding="utf-8"?>
<math xmlns="http://www.w3.org/1998/Math/MathML" display="block">
  <semantics>
    <msub>
      <mi>t</mi>
      <mn>6</mn>
    </msub>
    <annotation encoding="StarMath 5.0">t rsub 6 </annotation>
  </semantics>
</math>
</file>

<file path=Object 11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1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20</mn>
            <mi>V</mi>
          </mrow>
          <mrow>
            <mn>4</mn>
            <mi>s</mi>
          </mrow>
        </mfrac>
        <mo stretchy="false">=</mo>
        <mn>5</mn>
      </mrow>
      <mfrac>
        <mi>V</mi>
        <mi>s</mi>
      </mfrac>
    </mrow>
    <annotation encoding="StarMath 5.0"> {dv(t rsub 1)} over dt = {20 V} over {4 s} = 5 V over s </annotation>
  </semantics>
</math>
</file>

<file path=Object 13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2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5</mn>
            <mi>V</mi>
          </mrow>
          <mrow>
            <mn>6</mn>
            <mi>s</mi>
          </mrow>
        </mfrac>
        <mo stretchy="false">=</mo>
        <mn>0,83</mn>
      </mrow>
      <mfrac>
        <mi>V</mi>
        <mi>s</mi>
      </mfrac>
    </mrow>
    <annotation encoding="StarMath 5.0"> {dv(t rsub 2)} over dt = {5 V} over {6 s} = 0,83 V over s </annotation>
  </semantics>
</math>
</file>

<file path=Object 14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3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0</mn>
            <mi>V</mi>
          </mrow>
          <mrow>
            <mn>6</mn>
            <mi>s</mi>
          </mrow>
        </mfrac>
        <mo stretchy="false">=</mo>
        <mn>0</mn>
      </mrow>
      <mfrac>
        <mi>V</mi>
        <mi>s</mi>
      </mfrac>
    </mrow>
    <annotation encoding="StarMath 5.0"> {dv(t rsub 3)} over dt = {0 V} over {6 s} = 0 V over s </annotation>
  </semantics>
</math>
</file>

<file path=Object 15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n>5</mn>
            <mi>V</mi>
          </mrow>
          <mrow>
            <mn>4</mn>
            <mi>s</mi>
          </mrow>
        </mfrac>
        <mo stretchy="false">=</mo>
        <mn>1,25</mn>
      </mrow>
      <mfrac>
        <mi>V</mi>
        <mi>s</mi>
      </mfrac>
    </mrow>
    <annotation encoding="StarMath 5.0"> {dv(t rsub 4)} over dt = {5 V} over {4 s} = 1,25 V over s </annotation>
  </semantics>
</math>
</file>

<file path=Object 16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5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row>
              <mo stretchy="false">−</mo>
              <mn>5</mn>
            </mrow>
            <mi>V</mi>
          </mrow>
          <mrow>
            <mn>6</mn>
            <mi>s</mi>
          </mrow>
        </mfrac>
        <mo stretchy="false">=</mo>
        <mrow>
          <mo stretchy="false">−</mo>
          <mn>0,83</mn>
        </mrow>
      </mrow>
      <mfrac>
        <mi>V</mi>
        <mi>s</mi>
      </mfrac>
    </mrow>
    <annotation encoding="StarMath 5.0"> {dv(t rsub 5)} over dt = {-5 V} over {6 s} = -0,83 V over s </annotation>
  </semantics>
</math>
</file>

<file path=Object 17/content.xml><?xml version="1.0" encoding="utf-8"?>
<math xmlns="http://www.w3.org/1998/Math/MathML" display="block">
  <semantics>
    <mrow>
      <mrow>
        <mfrac>
          <mrow>
            <mi mathvariant="italic">dv</mi>
            <mrow>
              <mo fence="true" stretchy="false">(</mo>
              <mrow>
                <msub>
                  <mi>t</mi>
                  <mn>6</mn>
                </msub>
              </mrow>
              <mo fence="true" stretchy="false">)</mo>
            </mrow>
          </mrow>
          <mi mathvariant="italic">dt</mi>
        </mfrac>
        <mo stretchy="false">=</mo>
        <mfrac>
          <mrow>
            <mrow>
              <mo stretchy="false">−</mo>
              <mn>25</mn>
            </mrow>
            <mi>V</mi>
          </mrow>
          <mrow>
            <mn>6</mn>
            <mi>s</mi>
          </mrow>
        </mfrac>
        <mo stretchy="false">=</mo>
        <mrow>
          <mo stretchy="false">−</mo>
          <mn>4,167</mn>
        </mrow>
      </mrow>
      <mfrac>
        <mi>V</mi>
        <mi>s</mi>
      </mfrac>
    </mrow>
    <annotation encoding="StarMath 5.0"> {dv(t rsub 6)} over dt = {-25 V} over {6 s} = -4,167 V over s 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1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01</mn>
      </mrow>
      <mrow>
        <mi>F</mi>
        <mo stretchy="false">⋅</mo>
        <mn>5</mn>
      </mrow>
      <mrow>
        <mfrac>
          <mi>V</mi>
          <mi>s</mi>
        </mfrac>
        <mo stretchy="false">=</mo>
        <mn>0,005</mn>
      </mrow>
      <mrow>
        <mi>A</mi>
        <mo stretchy="false">=</mo>
        <mn>5</mn>
      </mrow>
      <mi mathvariant="italic">mA</mi>
    </mrow>
    <annotation encoding="StarMath 5.0">i (t rsub 1 ) = C cdot {{dv ( t rsub 1 )} over dt} = 0,001 F cdot 5 V over s = 0,005 A = 5 mA</annotation>
  </semantics>
</math>
</file>

<file path=Object 19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2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2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01</mn>
      </mrow>
      <mrow>
        <mi>F</mi>
        <mo stretchy="false">⋅</mo>
        <mn>0,83</mn>
      </mrow>
      <mrow>
        <mfrac>
          <mi>V</mi>
          <mi>s</mi>
        </mfrac>
        <mo stretchy="false">=</mo>
        <mn>0,00083</mn>
      </mrow>
      <mrow>
        <mi>A</mi>
        <mo stretchy="false">=</mo>
        <mn>0,83</mn>
      </mrow>
      <mi mathvariant="italic">mA</mi>
    </mrow>
    <annotation encoding="StarMath 5.0">i (t rsub 2 ) = C cdot {{dv ( t rsub 2 )} over dt} = 0,001 F cdot 0,83 V over s = 0,00083 A = 0,83 mA</annotation>
  </semantics>
</math>
</file>

<file path=Object 2/content.xml><?xml version="1.0" encoding="utf-8"?>
<math xmlns="http://www.w3.org/1998/Math/MathML" display="block">
  <semantics>
    <mrow>
      <mrow>
        <msub>
          <mi>t</mi>
          <mn>1</mn>
        </msub>
        <mo stretchy="false">=</mo>
        <mn>2</mn>
      </mrow>
      <mi>s</mi>
    </mrow>
    <annotation encoding="StarMath 5.0">t rsub 1 = 2 s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3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3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01</mn>
      </mrow>
      <mrow>
        <mi>F</mi>
        <mo stretchy="false">⋅</mo>
        <mn>0</mn>
      </mrow>
      <mrow>
        <mfrac>
          <mi>V</mi>
          <mi>s</mi>
        </mfrac>
        <mo stretchy="false">=</mo>
        <mn>0</mn>
      </mrow>
      <mi>A</mi>
    </mrow>
    <annotation encoding="StarMath 5.0">i (t rsub 3 ) = C cdot {{dv ( t rsub 3 )} over dt} = 0,001 F cdot 0 V over s = 0 A</annotation>
  </semantics>
</math>
</file>

<file path=Object 21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4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01</mn>
      </mrow>
      <mrow>
        <mi>F</mi>
        <mo stretchy="false">⋅</mo>
        <mn>1,25</mn>
      </mrow>
      <mrow>
        <mfrac>
          <mi>V</mi>
          <mi>s</mi>
        </mfrac>
        <mo stretchy="false">=</mo>
        <mn>0,00125</mn>
      </mrow>
      <mrow>
        <mi>A</mi>
        <mo stretchy="false">=</mo>
        <mn>1,25</mn>
      </mrow>
      <mi mathvariant="italic">mA</mi>
    </mrow>
    <annotation encoding="StarMath 5.0">i (t rsub 4 ) = C cdot {{dv ( t rsub 4 )} over dt} = 0,001 F cdot 1,25 V over s = 0,00125 A = 1,25 mA</annotation>
  </semantics>
</math>
</file>

<file path=Object 22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5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5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01</mn>
      </mrow>
      <mrow>
        <mi>F</mi>
        <mo stretchy="false">⋅</mo>
        <mrow>
          <mo fence="true" stretchy="false">(</mo>
          <mrow>
            <mrow>
              <mo stretchy="false">−</mo>
              <mn>0,83</mn>
            </mrow>
          </mrow>
          <mo fence="true" stretchy="false">)</mo>
        </mrow>
      </mrow>
      <mrow>
        <mfrac>
          <mi>V</mi>
          <mi>s</mi>
        </mfrac>
        <mo stretchy="false">=</mo>
        <mrow>
          <mo stretchy="false">−</mo>
          <mn>0,00083</mn>
        </mrow>
      </mrow>
      <mrow>
        <mi>A</mi>
        <mo stretchy="false">=</mo>
        <mrow>
          <mo stretchy="false">−</mo>
          <mn>0,83</mn>
        </mrow>
      </mrow>
      <mi mathvariant="italic">mA</mi>
    </mrow>
    <annotation encoding="StarMath 5.0">i (t rsub 5 ) = C cdot {{dv ( t rsub 5 )} over dt} = 0,001 F cdot (-0,83) V over s = -0,00083 A = -0,83 mA</annotation>
  </semantics>
</math>
</file>

<file path=Object 23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6</mn>
            </msub>
          </mrow>
          <mo fence="true" stretchy="false">)</mo>
        </mrow>
        <mo stretchy="false">=</mo>
        <mrow>
          <mi>C</mi>
          <mo stretchy="false">⋅</mo>
          <mfrac>
            <mrow>
              <mi mathvariant="italic">dv</mi>
              <mrow>
                <mo fence="true" stretchy="false">(</mo>
                <mrow>
                  <msub>
                    <mi>t</mi>
                    <mn>6</mn>
                  </msub>
                </mrow>
                <mo fence="true" stretchy="false">)</mo>
              </mrow>
            </mrow>
            <mi mathvariant="italic">dt</mi>
          </mfrac>
        </mrow>
        <mo stretchy="false">=</mo>
        <mn>0,001</mn>
      </mrow>
      <mrow>
        <mi>F</mi>
        <mo stretchy="false">⋅</mo>
        <mrow>
          <mo fence="true" stretchy="false">(</mo>
          <mrow>
            <mrow>
              <mo stretchy="false">−</mo>
              <mn>4,167</mn>
            </mrow>
          </mrow>
          <mo fence="true" stretchy="false">)</mo>
        </mrow>
      </mrow>
      <mrow>
        <mfrac>
          <mi>V</mi>
          <mi>s</mi>
        </mfrac>
        <mo stretchy="false">=</mo>
        <mrow>
          <mo stretchy="false">−</mo>
          <mn>0,004167</mn>
        </mrow>
      </mrow>
      <mrow>
        <mi>A</mi>
        <mo stretchy="false">=</mo>
        <mrow>
          <mo stretchy="false">−</mo>
          <mn>4,17</mn>
        </mrow>
      </mrow>
      <mi mathvariant="italic">mA</mi>
    </mrow>
    <annotation encoding="StarMath 5.0">i (t rsub 6 ) = C cdot {{dv ( t rsub 6 )} over dt} = 0,001 F cdot (-4,167) V over s = -0,004167 A = -4,17 mA</annotation>
  </semantics>
</math>
</file>

<file path=Object 3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4/content.xml><?xml version="1.0" encoding="utf-8"?>
<math xmlns="http://www.w3.org/1998/Math/MathML" display="block">
  <semantics>
    <mrow>
      <mrow>
        <msub>
          <mi>t</mi>
          <mn>3</mn>
        </msub>
        <mo stretchy="false">=</mo>
        <mn>12</mn>
      </mrow>
      <mi>s</mi>
    </mrow>
    <annotation encoding="StarMath 5.0">t rsub 3 = 12 s</annotation>
  </semantics>
</math>
</file>

<file path=Object 5/content.xml><?xml version="1.0" encoding="utf-8"?>
<math xmlns="http://www.w3.org/1998/Math/MathML" display="block">
  <semantics>
    <mrow>
      <mrow>
        <msub>
          <mi>t</mi>
          <mn>4</mn>
        </msub>
        <mo stretchy="false">=</mo>
        <mn>18</mn>
      </mrow>
      <mi>s</mi>
    </mrow>
    <annotation encoding="StarMath 5.0">t rsub 4 = 18 s</annotation>
  </semantics>
</math>
</file>

<file path=Object 6/content.xml><?xml version="1.0" encoding="utf-8"?>
<math xmlns="http://www.w3.org/1998/Math/MathML" display="block">
  <semantics>
    <mrow>
      <mrow>
        <msub>
          <mi>t</mi>
          <mn>5</mn>
        </msub>
        <mo stretchy="false">=</mo>
        <mn>22</mn>
      </mrow>
      <mi>s</mi>
    </mrow>
    <annotation encoding="StarMath 5.0">t rsub 5 = 22 s</annotation>
  </semantics>
</math>
</file>

<file path=Object 7/content.xml><?xml version="1.0" encoding="utf-8"?>
<math xmlns="http://www.w3.org/1998/Math/MathML" display="block">
  <semantics>
    <mrow>
      <mrow>
        <msub>
          <mi>t</mi>
          <mn>6</mn>
        </msub>
        <mo stretchy="false">=</mo>
        <mn>30</mn>
      </mrow>
      <mi>s</mi>
    </mrow>
    <annotation encoding="StarMath 5.0">t rsub 6 = 30 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sub>
      <mi>t</mi>
      <mn>1</mn>
    </msub>
    <annotation encoding="StarMath 5.0">t rsub 1 </annotation>
  </semantics>
</math>
</file>